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1cm" style:rel-column-width="11987*"/>
    </style:style>
    <style:style style:name="Table1.B" style:family="table-column">
      <style:table-column-properties style:column-width="13.891cm" style:rel-column-width="53548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11cm" style:rel-column-width="11987*"/>
    </style:style>
    <style:style style:name="Table2.B" style:family="table-column">
      <style:table-column-properties style:column-width="13.891cm" style:rel-column-width="53548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6cm" style:rel-column-width="13130*"/>
    </style:style>
    <style:style style:name="Table3.B" style:family="table-column">
      <style:table-column-properties style:column-width="13.594cm" style:rel-column-width="52405*"/>
    </style:style>
    <style:style style:name="Table3.A1" style:family="table-cell">
      <style:table-cell-properties style:writing-mode="page"/>
    </style:style>
    <style:style style:name="Table3.9" style:family="table-row">
      <style:table-row-properties style:min-row-height="0.60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6cm" style:rel-column-width="13130*"/>
    </style:style>
    <style:style style:name="Table4.B" style:family="table-column">
      <style:table-column-properties style:column-width="13.594cm" style:rel-column-width="52405*"/>
    </style:style>
    <style:style style:name="Table4.A1" style:family="table-cell">
      <style:table-cell-properties style:writing-mode="page"/>
    </style:style>
    <style:style style:name="Table4.9" style:family="table-row">
      <style:table-row-properties style:min-row-height="0.603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6cm" style:rel-column-width="13130*"/>
    </style:style>
    <style:style style:name="Table5.B" style:family="table-column">
      <style:table-column-properties style:column-width="13.594cm" style:rel-column-width="52405*"/>
    </style:style>
    <style:style style:name="Table5.A1" style:family="table-cell">
      <style:table-cell-properties style:writing-mode="page"/>
    </style:style>
    <style:style style:name="Table5.9" style:family="table-row">
      <style:table-row-properties style:min-row-height="0.603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11cm" style:rel-column-width="11987*"/>
    </style:style>
    <style:style style:name="Table6.B" style:family="table-column">
      <style:table-column-properties style:column-width="13.891cm" style:rel-column-width="53548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6cm" style:rel-column-width="13130*"/>
    </style:style>
    <style:style style:name="Table7.B" style:family="table-column">
      <style:table-column-properties style:column-width="13.594cm" style:rel-column-width="52405*"/>
    </style:style>
    <style:style style:name="Table7.A1" style:family="table-cell">
      <style:table-cell-properties style:writing-mode="page"/>
    </style:style>
    <style:style style:name="Table7.9" style:family="table-row">
      <style:table-row-properties style:min-row-height="0.603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6cm" style:rel-column-width="13130*"/>
    </style:style>
    <style:style style:name="Table8.B" style:family="table-column">
      <style:table-column-properties style:column-width="13.594cm" style:rel-column-width="52405*"/>
    </style:style>
    <style:style style:name="Table8.A1" style:family="table-cell">
      <style:table-cell-properties style:writing-mode="page"/>
    </style:style>
    <style:style style:name="Table8.9" style:family="table-row">
      <style:table-row-properties style:min-row-height="0.603cm"/>
    </style:style>
    <style:style style:name="P1" style:family="paragraph" style:parent-style-name="Standard">
      <style:text-properties officeooo:paragraph-rsid="000cfab0"/>
    </style:style>
    <style:style style:name="P2" style:family="paragraph" style:parent-style-name="Standard">
      <style:text-properties officeooo:paragraph-rsid="000e46ab"/>
    </style:style>
    <style:style style:name="P3" style:family="paragraph" style:parent-style-name="Table_20_Contents">
      <style:text-properties officeooo:rsid="000ab46d" officeooo:paragraph-rsid="000ab46d"/>
    </style:style>
    <style:style style:name="P4" style:family="paragraph" style:parent-style-name="Table_20_Contents">
      <style:text-properties officeooo:rsid="000acec7" officeooo:paragraph-rsid="000acec7"/>
    </style:style>
    <style:style style:name="P5" style:family="paragraph" style:parent-style-name="Table_20_Contents">
      <style:text-properties officeooo:rsid="000acec7" officeooo:paragraph-rsid="000cfab0"/>
    </style:style>
    <style:style style:name="P6" style:family="paragraph" style:parent-style-name="Table_20_Contents">
      <style:text-properties officeooo:rsid="000acec7" officeooo:paragraph-rsid="000e46ab"/>
    </style:style>
    <style:style style:name="P7" style:family="paragraph" style:parent-style-name="Table_20_Contents">
      <style:text-properties officeooo:rsid="000c77d3" officeooo:paragraph-rsid="000c77d3"/>
    </style:style>
    <style:style style:name="P8" style:family="paragraph" style:parent-style-name="Table_20_Contents">
      <style:text-properties officeooo:rsid="000c77d3" officeooo:paragraph-rsid="000cfab0"/>
    </style:style>
    <style:style style:name="P9" style:family="paragraph" style:parent-style-name="Table_20_Contents">
      <style:text-properties officeooo:rsid="000c77d3" officeooo:paragraph-rsid="000e46ab"/>
    </style:style>
    <style:style style:name="P10" style:family="paragraph" style:parent-style-name="Table_20_Contents">
      <style:text-properties officeooo:rsid="000cfab0" officeooo:paragraph-rsid="000cfab0"/>
    </style:style>
    <style:style style:name="P11" style:family="paragraph" style:parent-style-name="Table_20_Contents">
      <style:text-properties officeooo:rsid="000cfab0" officeooo:paragraph-rsid="000e46ab"/>
    </style:style>
    <style:style style:name="P12" style:family="paragraph" style:parent-style-name="Text_20_body">
      <style:text-properties officeooo:paragraph-rsid="000ab46d"/>
    </style:style>
    <style:style style:name="P13" style:family="paragraph" style:parent-style-name="Standard">
      <style:text-properties officeooo:paragraph-rsid="000f84bb"/>
    </style:style>
    <style:style style:name="P14" style:family="paragraph" style:parent-style-name="Standard">
      <style:text-properties officeooo:paragraph-rsid="000fff5e"/>
    </style:style>
    <style:style style:name="P15" style:family="paragraph" style:parent-style-name="Table_20_Contents">
      <style:text-properties officeooo:rsid="000f84bb" officeooo:paragraph-rsid="000f84bb"/>
    </style:style>
    <style:style style:name="P16" style:family="paragraph" style:parent-style-name="Table_20_Contents">
      <style:text-properties officeooo:rsid="000f84bb" officeooo:paragraph-rsid="000fff5e"/>
    </style:style>
    <style:style style:name="P17" style:family="paragraph" style:parent-style-name="Table_20_Contents">
      <style:text-properties officeooo:rsid="000ab46d" officeooo:paragraph-rsid="000ab46d"/>
    </style:style>
    <style:style style:name="P18" style:family="paragraph" style:parent-style-name="Table_20_Contents">
      <style:text-properties officeooo:rsid="000ab46d" officeooo:paragraph-rsid="000f84bb"/>
    </style:style>
    <style:style style:name="P19" style:family="paragraph" style:parent-style-name="Table_20_Contents">
      <style:text-properties officeooo:rsid="000c77d3" officeooo:paragraph-rsid="000c77d3"/>
    </style:style>
    <style:style style:name="P20" style:family="paragraph" style:parent-style-name="Table_20_Contents">
      <style:text-properties officeooo:rsid="000c77d3" officeooo:paragraph-rsid="000cfab0"/>
    </style:style>
    <style:style style:name="P21" style:family="paragraph" style:parent-style-name="Table_20_Contents">
      <style:text-properties officeooo:rsid="000c77d3" officeooo:paragraph-rsid="000fff5e"/>
    </style:style>
    <style:style style:name="P22" style:family="paragraph" style:parent-style-name="Table_20_Contents">
      <style:text-properties officeooo:rsid="000acec7" officeooo:paragraph-rsid="000fff5e"/>
    </style:style>
    <style:style style:name="P23" style:family="paragraph" style:parent-style-name="Table_20_Contents">
      <style:text-properties officeooo:rsid="000cfab0" officeooo:paragraph-rsid="000fff5e"/>
    </style:style>
    <style:style style:name="P24" style:family="paragraph" style:parent-style-name="Table_20_Contents">
      <style:text-properties officeooo:rsid="000fff5e" officeooo:paragraph-rsid="000fff5e"/>
    </style:style>
    <style:style style:name="T1" style:family="text">
      <style:text-properties officeooo:rsid="000cfab0"/>
    </style:style>
    <style:style style:name="T2" style:family="text">
      <style:text-properties officeooo:rsid="000e46ab"/>
    </style:style>
    <style:style style:name="T3" style:family="text">
      <style:text-properties officeooo:rsid="000f84bb"/>
    </style:style>
    <style:style style:name="T4" style:family="text">
      <style:text-properties officeooo:rsid="000fff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bre:</text:p>
          </table:table-cell>
          <table:table-cell table:style-name="Table1.A1" office:value-type="string">
            <text:p text:style-name="P15">Usuario</text:p>
          </table:table-cell>
        </table:table-row>
        <table:table-row>
          <table:table-cell table:style-name="Table1.A1" table:number-columns-spanned="2" office:value-type="string">
            <text:p text:style-name="P3">Descripcion: </text:p>
            <text:p text:style-name="P15">Un usuario que puede entrar en encuentros, hablar, pedir turno de hablar e incluso puede llegar a ser moderador si un manager le da permiso</text:p>
          </table:table-cell>
          <table:covered-table-cell/>
        </table:table-row>
      </table:table>
      <text:p text:style-name="Standard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Nombre:</text:p>
          </table:table-cell>
          <table:table-cell table:style-name="Table2.A1" office:value-type="string">
            <text:p text:style-name="P15">Manager</text:p>
          </table:table-cell>
        </table:table-row>
        <table:table-row>
          <table:table-cell table:style-name="Table2.A1" table:number-columns-spanned="2" office:value-type="string">
            <text:p text:style-name="P3">Descripcion: </text:p>
            <text:p text:style-name="P15">Un manager puede organizar encuentros dentro de estos puede designar un modeador y agendar el encuentro en el calendario</text:p>
          </table:table-cell>
          <table:covered-table-cell/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Nombre:</text:p>
          </table:table-cell>
          <table:table-cell table:style-name="Table6.A1" office:value-type="string">
            <text:p text:style-name="P15">Moderador</text:p>
          </table:table-cell>
        </table:table-row>
        <table:table-row>
          <table:table-cell table:style-name="Table6.A1" table:number-columns-spanned="2" office:value-type="string">
            <text:p text:style-name="P18">Descripcion: </text:p>
            <text:p text:style-name="P15">Un moderador es elegido por el manager y este puede asignar los turnos de hablar , terminar el encuentro y ademas tiene todos los permisos que tiene un usuario.</text:p>
          </table:table-cell>
          <table:covered-table-cell/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ombre</text:p>
          </table:table-cell>
          <table:table-cell table:style-name="Table3.A1" office:value-type="string">
            <text:p text:style-name="P15">Consultar estados del servidor y encuentros</text:p>
          </table:table-cell>
        </table:table-row>
        <table:table-row>
          <table:table-cell table:style-name="Table3.A1" office:value-type="string">
            <text:p text:style-name="P4">Autor</text:p>
          </table:table-cell>
          <table:table-cell table:style-name="Table3.A1" office:value-type="string">
            <text:p text:style-name="P15">Usuario</text:p>
          </table:table-cell>
        </table:table-row>
        <table:table-row>
          <table:table-cell table:style-name="Table3.A1" office:value-type="string">
            <text:p text:style-name="P4">Fecha</text:p>
          </table:table-cell>
          <table:table-cell table:style-name="Table3.A1" office:value-type="string">
            <text:p text:style-name="P7">8/10/2020</text:p>
          </table:table-cell>
        </table:table-row>
        <table:table-row>
          <table:table-cell table:style-name="Table3.A1" table:number-columns-spanned="2" office:value-type="string">
            <text:p text:style-name="P4">Descripcion:</text:p>
            <text:p text:style-name="P7">El <text:span text:style-name="T3">usuario puede ver el estado del servidor y los encuentros que se dan en el 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Actores:</text:p>
            <text:p text:style-name="P15">Usuario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Precondiciones:</text:p>
            <text:p text:style-name="P15">Estar dentro del servidor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Flujo normal:</text:p>
            <text:p text:style-name="P7"><text:span text:style-name="T3">1.</text:span>El <text:span text:style-name="T3">usuario entra en el servidor.</text:span></text:p>
            <text:p text:style-name="P15">2.Este ve el estado del servidor y una lista de encuentros que se dan dentro de este servidor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Flujo alternativo:</text:p>
            <text:p text:style-name="P15">2.A- Si no hay ningun encuentro , no se le muestra nada</text:p>
          </table:table-cell>
          <table:covered-table-cell/>
        </table:table-row>
        <table:table-row table:style-name="Table3.9">
          <table:table-cell table:style-name="Table3.A1" table:number-columns-spanned="2" office:value-type="string">
            <text:p text:style-name="P4">Poscondiciones:</text:p>
            <text:p text:style-name="P7">S<text:span text:style-name="T3">er un usuario</text:span></text:p>
          </table:table-cell>
          <table:covered-table-cell/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ombre</text:p>
          </table:table-cell>
          <table:table-cell table:style-name="Table4.A1" office:value-type="string">
            <text:p text:style-name="P15">Entrar y hablar</text:p>
          </table:table-cell>
        </table:table-row>
        <table:table-row>
          <table:table-cell table:style-name="Table4.A1" office:value-type="string">
            <text:p text:style-name="P5">Autor</text:p>
          </table:table-cell>
          <table:table-cell table:style-name="Table4.A1" office:value-type="string">
            <text:p text:style-name="P15">Usuario</text:p>
          </table:table-cell>
        </table:table-row>
        <table:table-row>
          <table:table-cell table:style-name="Table4.A1" office:value-type="string">
            <text:p text:style-name="P5">Fecha</text:p>
          </table:table-cell>
          <table:table-cell table:style-name="Table4.A1" office:value-type="string">
            <text:p text:style-name="P8">8/10/2020</text:p>
          </table:table-cell>
        </table:table-row>
        <table:table-row>
          <table:table-cell table:style-name="Table4.A1" table:number-columns-spanned="2" office:value-type="string">
            <text:p text:style-name="P5">Descripcion:</text:p>
            <text:p text:style-name="P8">El <text:span text:style-name="T3">usuario se conecta a un encuentro y dentro de este , puede hablar si tiene el permiso para hablar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Actores:</text:p>
            <text:p text:style-name="P15">Usuario,Moderador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Precondiciones:</text:p>
            <text:p text:style-name="P5">- <text:span text:style-name="T1">Que e</text:span><text:span text:style-name="T3">l moderador le de el turno para hablar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Flujo normal:</text:p>
            <text:p text:style-name="P8"><text:span text:style-name="T2">1. </text:span>El <text:span text:style-name="T3">usuario ve los encuentros disponibles.</text:span></text:p>
            <text:p text:style-name="P15">2. Se conecta al encuentro.</text:p>
            <text:p text:style-name="P15">3. Espera a que el moderador le de turno para hablar</text:p>
            <text:p text:style-name="P15">4. Habla mientras dure su turno.</text:p>
            <text:p text:style-name="P15"><text:soft-page-break/>5. El moderador le da el turno a otra persona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Flujo alternativo:</text:p>
            <text:p text:style-name="P15">3.A – Si el moderador no le da el turno, se queda escuchando.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5">Poscondiciones:</text:p>
            <text:p text:style-name="P10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Nombre</text:p>
          </table:table-cell>
          <table:table-cell table:style-name="Table5.A1" office:value-type="string">
            <text:p text:style-name="P15">Organizar el encuentro</text:p>
          </table:table-cell>
        </table:table-row>
        <table:table-row>
          <table:table-cell table:style-name="Table5.A1" office:value-type="string">
            <text:p text:style-name="P6">Autor</text:p>
          </table:table-cell>
          <table:table-cell table:style-name="Table5.A1" office:value-type="string">
            <text:p text:style-name="P15">Manager</text:p>
          </table:table-cell>
        </table:table-row>
        <table:table-row>
          <table:table-cell table:style-name="Table5.A1" office:value-type="string">
            <text:p text:style-name="P6">Fecha</text:p>
          </table:table-cell>
          <table:table-cell table:style-name="Table5.A1" office:value-type="string">
            <text:p text:style-name="P9">8/10/2020</text:p>
          </table:table-cell>
        </table:table-row>
        <table:table-row>
          <table:table-cell table:style-name="Table5.A1" table:number-columns-spanned="2" office:value-type="string">
            <text:p text:style-name="P6">Descripcion:</text:p>
            <text:p text:style-name="P9">E<text:span text:style-name="T3">l manager crea un encuentro</text:span>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6">Actores:</text:p>
            <text:p text:style-name="P15">Manager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6">Precondiciones:</text:p>
            <text:p text:style-name="P6">- <text:span text:style-name="T3">Ser manager</text:span>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6">Flujo normal:</text:p>
            <text:p text:style-name="P15">1. El manager accede al sistema.</text:p>
            <text:p text:style-name="P15">2. Crea un encuentro , tras rellenar todos los datos</text:p>
            <text:p text:style-name="P15">3. El sistema valida que no haya otro encuentro con los mismos datos y lo crea.</text:p>
            <text:p text:style-name="P15">4. Si quiere, designa un moderador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6">Flujo alternativo:</text:p>
            <text:p text:style-name="P15">3.A. Si el sistema encuentra que existe otro encuentro con los mismos datos, no le deja crear el encuentro y le muestra que no puede crear el encuentro con <text:s/>esos datos</text:p>
          </table:table-cell>
          <table:covered-table-cell/>
        </table:table-row>
        <table:table-row table:style-name="Table5.9">
          <table:table-cell table:style-name="Table5.A1" table:number-columns-spanned="2" office:value-type="string">
            <text:p text:style-name="P6">Poscondiciones:</text:p>
            <text:p text:style-name="P11">Se <text:span text:style-name="T3">añade el encuentro a la lista de encuentros que puede ser consultado por usuarios.</text:span></text:p>
          </table:table-cell>
          <table:covered-table-cell/>
        </table:table-row>
      </table:table>
      <text:p text:style-name="P1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2">Nombre</text:p>
          </table:table-cell>
          <table:table-cell table:style-name="Table7.A1" office:value-type="string">
            <text:p text:style-name="P24">Asignar turno de hablar</text:p>
          </table:table-cell>
        </table:table-row>
        <table:table-row>
          <table:table-cell table:style-name="Table7.A1" office:value-type="string">
            <text:p text:style-name="P22">Autor</text:p>
          </table:table-cell>
          <table:table-cell table:style-name="Table7.A1" office:value-type="string">
            <text:p text:style-name="P16">M<text:span text:style-name="T4">oderador</text:span></text:p>
          </table:table-cell>
        </table:table-row>
        <table:table-row>
          <table:table-cell table:style-name="Table7.A1" office:value-type="string">
            <text:p text:style-name="P22">Fecha</text:p>
          </table:table-cell>
          <table:table-cell table:style-name="Table7.A1" office:value-type="string">
            <text:p text:style-name="P21">8/10/2020</text:p>
          </table:table-cell>
        </table:table-row>
        <table:table-row>
          <table:table-cell table:style-name="Table7.A1" table:number-columns-spanned="2" office:value-type="string">
            <text:p text:style-name="P22">Descripcion:</text:p>
            <text:p text:style-name="P21">E<text:span text:style-name="T3">l m</text:span><text:span text:style-name="T4">oderador da permiso al usuario <text:s/>para que este pueda hablar durante determinado tiempo o hasta que este vea oportuno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2">Actores:</text:p>
            <text:p text:style-name="P16">M<text:span text:style-name="T4">oderador, Usuario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2">Precondiciones:</text:p>
            <text:p text:style-name="P22">- <text:span text:style-name="T3">Ser </text:span><text:span text:style-name="T4">designado como moderador por un manager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2">Flujo normal:</text:p>
            <text:p text:style-name="P16">1. E<text:span text:style-name="T4">ste se conecta al encuentro</text:span>.</text:p>
            <text:p text:style-name="P16">2. <text:span text:style-name="T4">Si un usuario pide la palabra, este se la concede</text:span></text:p>
            <text:p text:style-name="P16">3. E<text:span text:style-name="T4">l usuario habla , segun lo que dure el turno de palabra o el moderador le permita</text:span></text:p>
            <text:p text:style-name="P16">4. <text:span text:style-name="T4">Corta el turno de palabra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2">Flujo alternativo:</text:p>
            <text:p text:style-name="P16"><text:span text:style-name="T4">2</text:span>.A. <text:span text:style-name="T4">El moderador rechaza la palabra y entonces el usuario , no podra hablar</text:span></text:p>
          </table:table-cell>
          <table:covered-table-cell/>
        </table:table-row>
        <table:table-row table:style-name="Table7.9">
          <table:table-cell table:style-name="Table7.A1" table:number-columns-spanned="2" office:value-type="string">
            <text:p text:style-name="P22">Poscondiciones:</text:p>
            <text:p text:style-name="P23">Se <text:span text:style-name="T4">notifica al usuario que puede hablar</text:span></text:p>
          </table:table-cell>
          <table:covered-table-cell/>
        </table:table-row>
      </table:table>
      <text:p text:style-name="P14"/>
      <text:p text:style-name="P1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22">Nombre</text:p>
          </table:table-cell>
          <table:table-cell table:style-name="Table8.A1" office:value-type="string">
            <text:p text:style-name="P24">Terminar encuentro</text:p>
          </table:table-cell>
        </table:table-row>
        <table:table-row>
          <table:table-cell table:style-name="Table8.A1" office:value-type="string">
            <text:p text:style-name="P22">Autor</text:p>
          </table:table-cell>
          <table:table-cell table:style-name="Table8.A1" office:value-type="string">
            <text:p text:style-name="P16">M<text:span text:style-name="T4">oderador</text:span></text:p>
          </table:table-cell>
        </table:table-row>
        <table:table-row>
          <table:table-cell table:style-name="Table8.A1" office:value-type="string">
            <text:p text:style-name="P22">Fecha</text:p>
          </table:table-cell>
          <table:table-cell table:style-name="Table8.A1" office:value-type="string">
            <text:p text:style-name="P21">8/10/2020</text:p>
          </table:table-cell>
        </table:table-row>
        <table:table-row>
          <table:table-cell table:style-name="Table8.A1" table:number-columns-spanned="2" office:value-type="string">
            <text:p text:style-name="P22">Descripcion:</text:p>
            <text:p text:style-name="P24">El moderador decide terminar el encuentro y expulsa a todos los usuarios del encuentro y este se elimina de la lista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22">Actores:</text:p>
            <text:p text:style-name="P16">M<text:span text:style-name="T4">oderador, Usuario</text:span>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22">Precondiciones:</text:p>
            <text:p text:style-name="P22">- <text:span text:style-name="T3">Ser </text:span><text:span text:style-name="T4">designado como moderador por un manager</text:span>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22">Flujo normal:</text:p>
            <text:p text:style-name="P16">1. E<text:span text:style-name="T4">l moderador decide terminar el encuentro.</text:span></text:p>
            <text:p text:style-name="P24">2.El sistema le vuelve a preguntar si desea terminarlo </text:p>
            <text:p text:style-name="P24">3.El encuentro se termina expulsando a todos los usuarios, elimina el encuentro y se elimina de la lista de encuentros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22">Flujo alternativo:</text:p>
            <text:p text:style-name="P16"><text:span text:style-name="T4">2</text:span>.A. <text:span text:style-name="T4">Si el moderador dice que no, el encuentro seguira su curso</text:span></text:p>
          </table:table-cell>
          <table:covered-table-cell/>
        </table:table-row>
        <table:table-row table:style-name="Table8.9">
          <table:table-cell table:style-name="Table8.A1" table:number-columns-spanned="2" office:value-type="string">
            <text:p text:style-name="P22">Poscondiciones:</text:p>
            <text:p text:style-name="P23">Se <text:span text:style-name="T4">notifica al usuario que el encuentro a terminado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54:46.616113000</meta:creation-date>
    <dc:date>2021-02-09T11:55:59.283203460</dc:date>
    <meta:editing-duration>PT26M24S</meta:editing-duration>
    <meta:editing-cycles>5</meta:editing-cycles>
    <meta:generator>LibreOffice/6.4.6.2$Linux_X86_64 LibreOffice_project/40$Build-2</meta:generator>
    <meta:document-statistic meta:table-count="8" meta:image-count="0" meta:object-count="0" meta:page-count="3" meta:paragraph-count="114" meta:word-count="580" meta:character-count="3423" meta:non-whitespace-character-count="2949"/>
  </office:meta>
</office:document-meta>
</file>